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2cm" svg:x="6.9cm" svg:y="1.8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8.7cm" svg:height="1.6cm" svg:x="5.4cm" svg:y="4.4cm">
          <text:p text:style-name="P1">GET WorkHour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8.7cm" svg:height="1.6cm" svg:x="5cm" svg:y="6.7cm">
          <text:p text:style-name="P1">GET HourlyWag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0cm" svg:height="1.6cm" svg:x="4cm" svg:y="9.3cm">
          <text:p text:style-name="P1">Pay ← WorkHours * HourlyWag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8.7cm" svg:height="1.6cm" svg:x="4.7cm" svg:y="11.8cm">
          <text:p text:style-name="P1">PUT “You will receive “ + Pay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6cm" svg:height="2cm" svg:x="6cm" svg:y="14.1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9cm" svg:y1="3.8cm" svg:x2="9.9cm" svg:y2="4.5cm">
          <text:p/>
        </draw:line>
        <draw:line draw:style-name="gr2" draw:text-style-name="P1" draw:layer="layout" svg:x1="9.8cm" svg:y1="6cm" svg:x2="9.8cm" svg:y2="6.7cm">
          <text:p/>
        </draw:line>
        <draw:line draw:style-name="gr2" draw:text-style-name="P1" draw:layer="layout" svg:x1="9.5cm" svg:y1="8.3cm" svg:x2="9.5cm" svg:y2="9.3cm">
          <text:p/>
        </draw:line>
        <draw:line draw:style-name="gr2" draw:text-style-name="P1" draw:layer="layout" svg:x1="9.2cm" svg:y1="10.9cm" svg:x2="9.2cm" svg:y2="11.8cm">
          <text:p/>
        </draw:line>
        <draw:line draw:style-name="gr2" draw:text-style-name="P1" draw:layer="layout" svg:x1="9.1cm" svg:y1="13.4cm" svg:x2="9.1cm" svg:y2="14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6T11:40:44.851000000</meta:creation-date>
    <dc:date>2014-10-06T11:44:37.837000000</dc:date>
    <meta:editing-duration>P0D</meta:editing-duration>
    <meta:editing-cycles>1</meta:editing-cycles>
    <meta:document-statistic meta:object-count="11"/>
    <meta:generator>LibreOffice/4.2.5.2$Windows_x86 LibreOffice_project/61cb170a04bb1f12e77c884eab9192be736ec5f5</meta:generator>
  </office:meta>
</office:document-meta>
</file>